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erimento Distribucion Alt" table:style-name="ta1">
        <table:shapes>
          <draw:frame draw:z-index="0" draw:style-name="gr1" draw:text-style-name="P1" svg:width="8.6453in" svg:height="3.5453in" svg:x="0.4331in" svg:y="2.6984in">
            <draw:object draw:notify-on-update-of-ranges="'Experimento Distribucion Alt'.G2:'Experimento Distribucion Alt'.G7 'Experimento Distribucion Alt'.H1:'Experimento Distribucion Alt'.H1 'Experimento Distribucion Alt'.H2:'Experimento Distribucion Alt'.H7 'Experimento Distribucion Alt'.I1:'Experimento Distribucion Alt'.I1 'Experimento Distribucion Alt'.I2:'Experimento Distribucion Alt'.I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.6453in" svg:height="3.5453in" svg:x="0.4551in" svg:y="6.4843in">
            <draw:object draw:notify-on-update-of-ranges="'Experimento Distribucion Alt'.G2:'Experimento Distribucion Alt'.G7 'Experimento Distribucion Alt'.H1:'Experimento Distribucion Alt'.H1 'Experimento Distribucion Alt'.L2:'Experimento Distribucion Alt'.L7 'Experimento Distribucion Alt'.I1:'Experimento Distribucion Alt'.I1 'Experimento Distribucion Alt'.M2:'Experimento Distribucion Alt'.M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8.6453in" svg:height="3.5453in" svg:x="0.4768in" svg:y="10.2173in">
            <draw:object draw:notify-on-update-of-ranges="'Experimento Distribucion Alt'.G2:'Experimento Distribucion Alt'.G7 'Experimento Distribucion Alt'.H1:'Experimento Distribucion Alt'.H1 'Experimento Distribucion Alt'.P2:'Experimento Distribucion Alt'.P7 'Experimento Distribucion Alt'.I1:'Experimento Distribucion Alt'.I1 'Experimento Distribucion Alt'.Q2:'Experimento Distribucion Alt'.Q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string" calcext:value-type="string">
            <text:p>Error Final</text:p>
          </table:table-cell>
          <table:table-cell office:value-type="string" calcext:value-type="string">
            <text:p>Error Validacion</text:p>
          </table:table-cell>
          <table:table-cell office:value-type="string" calcext:value-type="string">
            <text:p>Efectividad Testing</text:p>
          </table:table-cell>
          <table:table-cell table:number-columns-repeated="3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niforme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1 DU</text:p>
          </table:table-cell>
          <table:table-cell office:value-type="float" office:value="0.022420930569" calcext:value-type="float">
            <text:p>0.0224209306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90.7317073171" calcext:value-type="float">
            <text:p>90.7317073171</text:p>
          </table:table-cell>
          <table:table-cell table:number-columns-repeated="2"/>
          <table:table-cell office:value-type="string" calcext:value-type="string">
            <text:p>B1</text:p>
          </table:table-cell>
          <table:table-cell office:value-type="float" office:value="0.0224209306" calcext:value-type="float">
            <text:p>0.0224209306</text:p>
          </table:table-cell>
          <table:table-cell office:value-type="float" office:value="0.0065738928" calcext:value-type="float">
            <text:p>0.0065738928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0.261993939019" calcext:value-type="float">
            <text:p>0.261993939</text:p>
          </table:table-cell>
          <table:table-cell/>
          <table:table-cell office:value-type="string" calcext:value-type="string">
            <text:p>B1</text:p>
          </table:table-cell>
          <table:table-cell office:value-type="float" office:value="90.7317073171" calcext:value-type="float">
            <text:p>90.7317073171</text:p>
          </table:table-cell>
          <table:table-cell office:value-type="float" office:value="91.7073170732" calcext:value-type="float">
            <text:p>91.7073170732</text:p>
          </table:table-cell>
        </table:table-row>
        <table:table-row table:style-name="ro1">
          <table:table-cell office:value-type="string" calcext:value-type="string">
            <text:p>B1 DN</text:p>
          </table:table-cell>
          <table:table-cell office:value-type="float" office:value="0.0065738927697" calcext:value-type="float">
            <text:p>0.0065738928</text:p>
          </table:table-cell>
          <table:table-cell office:value-type="float" office:value="0.261993939019" calcext:value-type="float">
            <text:p>0.261993939</text:p>
          </table:table-cell>
          <table:table-cell office:value-type="float" office:value="91.7073170732" calcext:value-type="float">
            <text:p>91.7073170732</text:p>
          </table:table-cell>
          <table:table-cell table:number-columns-repeated="2"/>
          <table:table-cell office:value-type="string" calcext:value-type="string">
            <text:p>B5</text:p>
          </table:table-cell>
          <table:table-cell office:value-type="float" office:value="0.0900803126" calcext:value-type="float">
            <text:p>0.0900803126</text:p>
          </table:table-cell>
          <table:table-cell office:value-type="float" office:value="0.1425919959" calcext:value-type="float">
            <text:p>0.1425919959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0.34967335242" calcext:value-type="float">
            <text:p>0.3496733524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85.3658536585" calcext:value-type="float">
            <text:p>85.3658536585</text:p>
          </table:table-cell>
          <table:table-cell office:value-type="float" office:value="81.7073170732" calcext:value-type="float">
            <text:p>81.7073170732</text:p>
          </table:table-cell>
        </table:table-row>
        <table:table-row table:style-name="ro1">
          <table:table-cell office:value-type="string" calcext:value-type="string">
            <text:p>B5 DU</text:p>
          </table:table-cell>
          <table:table-cell office:value-type="float" office:value="0.090080312579" calcext:value-type="float">
            <text:p>0.0900803126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85.3658536585" calcext:value-type="float">
            <text:p>85.3658536585</text:p>
          </table:table-cell>
          <table:table-cell table:number-columns-repeated="2"/>
          <table:table-cell office:value-type="string" calcext:value-type="string">
            <text:p>B10</text:p>
          </table:table-cell>
          <table:table-cell office:value-type="float" office:value="0.1060877264" calcext:value-type="float">
            <text:p>0.1060877264</text:p>
          </table:table-cell>
          <table:table-cell office:value-type="float" office:value="0.151649497" calcext:value-type="float">
            <text:p>0.151649497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0.32714245743" calcext:value-type="float">
            <text:p>0.3271424574</text:p>
          </table:table-cell>
          <table:table-cell/>
          <table:table-cell office:value-type="string" calcext:value-type="string">
            <text:p>B10</text:p>
          </table:table-cell>
          <table:table-cell office:value-type="float" office:value="84.3902439024" calcext:value-type="float">
            <text:p>84.3902439024</text:p>
          </table:table-cell>
          <table:table-cell office:value-type="float" office:value="79.0243902439" calcext:value-type="float">
            <text:p>79.0243902439</text:p>
          </table:table-cell>
        </table:table-row>
        <table:table-row table:style-name="ro1">
          <table:table-cell office:value-type="string" calcext:value-type="string">
            <text:p>B5 DN</text:p>
          </table:table-cell>
          <table:table-cell office:value-type="float" office:value="0.142591995934" calcext:value-type="float">
            <text:p>0.1425919959</text:p>
          </table:table-cell>
          <table:table-cell office:value-type="float" office:value="0.34967335242" calcext:value-type="float">
            <text:p>0.3496733524</text:p>
          </table:table-cell>
          <table:table-cell office:value-type="float" office:value="81.7073170732" calcext:value-type="float">
            <text:p>81.7073170732</text:p>
          </table:table-cell>
          <table:table-cell table:number-columns-repeated="2"/>
          <table:table-cell office:value-type="string" calcext:value-type="string">
            <text:p>B100</text:p>
          </table:table-cell>
          <table:table-cell office:value-type="float" office:value="0.7729258838" calcext:value-type="float">
            <text:p>0.7729258838</text:p>
          </table:table-cell>
          <table:table-cell office:value-type="float" office:value="0.4931772293" calcext:value-type="float">
            <text:p>0.4931772293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0.541052210394" calcext:value-type="float">
            <text:p>0.5410522104</text:p>
          </table:table-cell>
          <table:table-cell/>
          <table:table-cell office:value-type="string" calcext:value-type="string">
            <text:p>B100</text:p>
          </table:table-cell>
          <table:table-cell office:value-type="float" office:value="49.512195122" calcext:value-type="float">
            <text:p>49.512195122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10 DU</text:p>
          </table:table-cell>
          <table:table-cell office:value-type="float" office:value="0.106087726408" calcext:value-type="float">
            <text:p>0.1060877264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84.3902439024" calcext:value-type="float">
            <text:p>84.3902439024</text:p>
          </table:table-cell>
          <table:table-cell table:number-columns-repeated="2"/>
          <table:table-cell office:value-type="string" calcext:value-type="string">
            <text:p>B Mitad</text:p>
          </table:table-cell>
          <table:table-cell office:value-type="float" office:value="0.8722580013" calcext:value-type="float">
            <text:p>0.8722580013</text:p>
          </table:table-cell>
          <table:table-cell office:value-type="float" office:value="0.4898440019" calcext:value-type="float">
            <text:p>0.4898440019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0.525203729052" calcext:value-type="float">
            <text:p>0.5252037291</text:p>
          </table:table-cell>
          <table:table-cell/>
          <table:table-cell office:value-type="string" calcext:value-type="string">
            <text:p>B Mitad</text:p>
          </table:table-cell>
          <table:table-cell office:value-type="float" office:value="52.4390243902" calcext:value-type="float">
            <text:p>52.4390243902</text:p>
          </table:table-cell>
          <table:table-cell office:value-type="float" office:value="43.4146341463" calcext:value-type="float">
            <text:p>43.4146341463</text:p>
          </table:table-cell>
        </table:table-row>
        <table:table-row table:style-name="ro1">
          <table:table-cell office:value-type="string" calcext:value-type="string">
            <text:p>B10 DN</text:p>
          </table:table-cell>
          <table:table-cell office:value-type="float" office:value="0.151649496971" calcext:value-type="float">
            <text:p>0.151649497</text:p>
          </table:table-cell>
          <table:table-cell office:value-type="float" office:value="0.32714245743" calcext:value-type="float">
            <text:p>0.3271424574</text:p>
          </table:table-cell>
          <table:table-cell office:value-type="float" office:value="79.0243902439" calcext:value-type="float">
            <text:p>79.0243902439</text:p>
          </table:table-cell>
          <table:table-cell table:number-columns-repeated="2"/>
          <table:table-cell office:value-type="string" calcext:value-type="string">
            <text:p>B Entero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0.491955399953" calcext:value-type="float">
            <text:p>0.4919554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0.525918545812" calcext:value-type="float">
            <text:p>0.5259185458</text:p>
          </table:table-cell>
          <table:table-cell/>
          <table:table-cell office:value-type="string" calcext:value-type="string">
            <text:p>B Entero</text:p>
          </table:table-cell>
          <table:table-cell office:value-type="float" office:value="50.9756097561" calcext:value-type="float">
            <text:p>50.9756097561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100 DU</text:p>
          </table:table-cell>
          <table:table-cell office:value-type="float" office:value="0.772925883798" calcext:value-type="float">
            <text:p>0.7729258838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49.512195122" calcext:value-type="float">
            <text:p>49.5121951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100 DN</text:p>
          </table:table-cell>
          <table:table-cell office:value-type="float" office:value="0.493177229299" calcext:value-type="float">
            <text:p>0.4931772293</text:p>
          </table:table-cell>
          <table:table-cell office:value-type="float" office:value="0.541052210394" calcext:value-type="float">
            <text:p>0.5410522104</text:p>
          </table:table-cell>
          <table:table-cell office:value-type="float" office:value="42.6829268293" calcext:value-type="float">
            <text:p>42.6829268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U</text:p>
          </table:table-cell>
          <table:table-cell office:value-type="float" office:value="0.872258001312" calcext:value-type="float">
            <text:p>0.8722580013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52.4390243902" calcext:value-type="float">
            <text:p>52.43902439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M DN</text:p>
          </table:table-cell>
          <table:table-cell office:value-type="float" office:value="0.489844001915" calcext:value-type="float">
            <text:p>0.4898440019</text:p>
          </table:table-cell>
          <table:table-cell office:value-type="float" office:value="0.525203729052" calcext:value-type="float">
            <text:p>0.5252037291</text:p>
          </table:table-cell>
          <table:table-cell office:value-type="float" office:value="43.4146341463" calcext:value-type="float">
            <text:p>43.4146341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U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50.9756097561" calcext:value-type="float">
            <text:p>50.97560975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 DN</text:p>
          </table:table-cell>
          <table:table-cell office:value-type="float" office:value="0.491955399953" calcext:value-type="float">
            <text:p>0.4919554</text:p>
          </table:table-cell>
          <table:table-cell office:value-type="float" office:value="0.525918545812" calcext:value-type="float">
            <text:p>0.5259185458</text:p>
          </table:table-cell>
          <table:table-cell office:value-type="float" office:value="42.6829268293" calcext:value-type="float">
            <text:p>42.6829268293</text:p>
          </table:table-cell>
          <table:table-cell table:number-columns-repeated="13"/>
        </table:table-row>
      </table:table>
      <table:table table:name="Experimento Distribucion" table:style-name="ta1">
        <table:shapes>
          <draw:frame draw:z-index="0" draw:style-name="gr1" draw:text-style-name="P1" svg:width="8.7094in" svg:height="3.974in" svg:x="0.2492in" svg:y="2.4992in">
            <draw:object draw:notify-on-update-of-ranges="'Experimento Distribucion'.A1:'Experimento Distribucion'.A1 'Experimento Distribucion'.A2:'Experimento Distribucion'.A13 'Experimento Distribucion'.B1:'Experimento Distribucion'.B1 'Experimento Distribucion'.B2:'Experimento Distribucion'.B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.6453in" svg:height="3.5453in" svg:x="0.3028in" svg:y="6.6925in">
            <draw:object draw:notify-on-update-of-ranges="'Experimento Distribucion'.A1:'Experimento Distribucion'.A1 'Experimento Distribucion'.A2:'Experimento Distribucion'.A13 'Experimento Distribucion'.B1:'Experimento Distribucion'.B1 'Experimento Distribucion'.B2:'Experimento Distribucion'.B13 'Experimento Distribucion'.C1:'Experimento Distribucion'.C1 'Experimento Distribucion'.C2:'Experimento Distribucion'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8.7201in" svg:height="3.5453in" svg:x="0.3035in" svg:y="10.3941in">
            <draw:object draw:notify-on-update-of-ranges="'Experimento Distribucion'.A2:'Experimento Distribucion'.A13 'Experimento Distribucion'.D1:'Experimento Distribucion'.D1 'Experimento Distribucion'.D2:'Experimento Distribucion'.D1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rror Final</text:p>
          </table:table-cell>
          <table:table-cell office:value-type="string" calcext:value-type="string">
            <text:p>Error Validacion</text:p>
          </table:table-cell>
          <table:table-cell office:value-type="string" calcext:value-type="string">
            <text:p>Efectividad Testing</text:p>
          </table:table-cell>
        </table:table-row>
        <table:table-row table:style-name="ro1">
          <table:table-cell office:value-type="string" calcext:value-type="string">
            <text:p>B1 DU</text:p>
          </table:table-cell>
          <table:table-cell office:value-type="float" office:value="0.022420930569" calcext:value-type="float">
            <text:p>0.0224209306</text:p>
          </table:table-cell>
          <table:table-cell office:value-type="float" office:value="0.226370344146" calcext:value-type="float">
            <text:p>0.2263703441</text:p>
          </table:table-cell>
          <table:table-cell office:value-type="float" office:value="90.7317073171" calcext:value-type="float">
            <text:p>90.7317073171</text:p>
          </table:table-cell>
        </table:table-row>
        <table:table-row table:style-name="ro1">
          <table:table-cell office:value-type="string" calcext:value-type="string">
            <text:p>B1 DN</text:p>
          </table:table-cell>
          <table:table-cell office:value-type="float" office:value="0.0065738927697" calcext:value-type="float">
            <text:p>0.0065738928</text:p>
          </table:table-cell>
          <table:table-cell office:value-type="float" office:value="0.261993939019" calcext:value-type="float">
            <text:p>0.261993939</text:p>
          </table:table-cell>
          <table:table-cell office:value-type="float" office:value="91.7073170732" calcext:value-type="float">
            <text:p>91.7073170732</text:p>
          </table:table-cell>
        </table:table-row>
        <table:table-row table:style-name="ro1">
          <table:table-cell office:value-type="string" calcext:value-type="string">
            <text:p>B5 DU</text:p>
          </table:table-cell>
          <table:table-cell office:value-type="float" office:value="0.090080312579" calcext:value-type="float">
            <text:p>0.0900803126</text:p>
          </table:table-cell>
          <table:table-cell office:value-type="float" office:value="0.296412168995" calcext:value-type="float">
            <text:p>0.296412169</text:p>
          </table:table-cell>
          <table:table-cell office:value-type="float" office:value="85.3658536585" calcext:value-type="float">
            <text:p>85.3658536585</text:p>
          </table:table-cell>
        </table:table-row>
        <table:table-row table:style-name="ro1">
          <table:table-cell office:value-type="string" calcext:value-type="string">
            <text:p>B5 DN</text:p>
          </table:table-cell>
          <table:table-cell office:value-type="float" office:value="0.142591995934" calcext:value-type="float">
            <text:p>0.1425919959</text:p>
          </table:table-cell>
          <table:table-cell office:value-type="float" office:value="0.34967335242" calcext:value-type="float">
            <text:p>0.3496733524</text:p>
          </table:table-cell>
          <table:table-cell office:value-type="float" office:value="81.7073170732" calcext:value-type="float">
            <text:p>81.7073170732</text:p>
          </table:table-cell>
        </table:table-row>
        <table:table-row table:style-name="ro1">
          <table:table-cell office:value-type="string" calcext:value-type="string">
            <text:p>B10 DU</text:p>
          </table:table-cell>
          <table:table-cell office:value-type="float" office:value="0.106087726408" calcext:value-type="float">
            <text:p>0.1060877264</text:p>
          </table:table-cell>
          <table:table-cell office:value-type="float" office:value="0.249164519459" calcext:value-type="float">
            <text:p>0.2491645195</text:p>
          </table:table-cell>
          <table:table-cell office:value-type="float" office:value="84.3902439024" calcext:value-type="float">
            <text:p>84.3902439024</text:p>
          </table:table-cell>
        </table:table-row>
        <table:table-row table:style-name="ro1">
          <table:table-cell office:value-type="string" calcext:value-type="string">
            <text:p>B10 DN</text:p>
          </table:table-cell>
          <table:table-cell office:value-type="float" office:value="0.151649496971" calcext:value-type="float">
            <text:p>0.151649497</text:p>
          </table:table-cell>
          <table:table-cell office:value-type="float" office:value="0.32714245743" calcext:value-type="float">
            <text:p>0.3271424574</text:p>
          </table:table-cell>
          <table:table-cell office:value-type="float" office:value="79.0243902439" calcext:value-type="float">
            <text:p>79.0243902439</text:p>
          </table:table-cell>
        </table:table-row>
        <table:table-row table:style-name="ro1">
          <table:table-cell office:value-type="string" calcext:value-type="string">
            <text:p>B100 DU</text:p>
          </table:table-cell>
          <table:table-cell office:value-type="float" office:value="0.772925883798" calcext:value-type="float">
            <text:p>0.7729258838</text:p>
          </table:table-cell>
          <table:table-cell office:value-type="float" office:value="0.932185749558" calcext:value-type="float">
            <text:p>0.9321857496</text:p>
          </table:table-cell>
          <table:table-cell office:value-type="float" office:value="49.512195122" calcext:value-type="float">
            <text:p>49.512195122</text:p>
          </table:table-cell>
        </table:table-row>
        <table:table-row table:style-name="ro1">
          <table:table-cell office:value-type="string" calcext:value-type="string">
            <text:p>B100 DN</text:p>
          </table:table-cell>
          <table:table-cell office:value-type="float" office:value="0.493177229299" calcext:value-type="float">
            <text:p>0.4931772293</text:p>
          </table:table-cell>
          <table:table-cell office:value-type="float" office:value="0.541052210394" calcext:value-type="float">
            <text:p>0.5410522104</text:p>
          </table:table-cell>
          <table:table-cell office:value-type="float" office:value="42.6829268293" calcext:value-type="float">
            <text:p>42.6829268293</text:p>
          </table:table-cell>
        </table:table-row>
        <table:table-row table:style-name="ro1">
          <table:table-cell office:value-type="string" calcext:value-type="string">
            <text:p>BM DU</text:p>
          </table:table-cell>
          <table:table-cell office:value-type="float" office:value="0.872258001312" calcext:value-type="float">
            <text:p>0.8722580013</text:p>
          </table:table-cell>
          <table:table-cell office:value-type="float" office:value="1.03949085745" calcext:value-type="float">
            <text:p>1.0394908575</text:p>
          </table:table-cell>
          <table:table-cell office:value-type="float" office:value="52.4390243902" calcext:value-type="float">
            <text:p>52.4390243902</text:p>
          </table:table-cell>
        </table:table-row>
        <table:table-row table:style-name="ro1">
          <table:table-cell office:value-type="string" calcext:value-type="string">
            <text:p>BM DN</text:p>
          </table:table-cell>
          <table:table-cell office:value-type="float" office:value="0.489844001915" calcext:value-type="float">
            <text:p>0.4898440019</text:p>
          </table:table-cell>
          <table:table-cell office:value-type="float" office:value="0.525203729052" calcext:value-type="float">
            <text:p>0.5252037291</text:p>
          </table:table-cell>
          <table:table-cell office:value-type="float" office:value="43.4146341463" calcext:value-type="float">
            <text:p>43.4146341463</text:p>
          </table:table-cell>
        </table:table-row>
        <table:table-row table:style-name="ro1">
          <table:table-cell office:value-type="string" calcext:value-type="string">
            <text:p>BE DU</text:p>
          </table:table-cell>
          <table:table-cell office:value-type="float" office:value="0.92099627289" calcext:value-type="float">
            <text:p>0.9209962729</text:p>
          </table:table-cell>
          <table:table-cell office:value-type="float" office:value="1.03705894774" calcext:value-type="float">
            <text:p>1.0370589477</text:p>
          </table:table-cell>
          <table:table-cell office:value-type="float" office:value="50.9756097561" calcext:value-type="float">
            <text:p>50.9756097561</text:p>
          </table:table-cell>
        </table:table-row>
        <table:table-row table:style-name="ro1">
          <table:table-cell office:value-type="string" calcext:value-type="string">
            <text:p>BE DN</text:p>
          </table:table-cell>
          <table:table-cell office:value-type="float" office:value="0.491955399953" calcext:value-type="float">
            <text:p>0.4919554</text:p>
          </table:table-cell>
          <table:table-cell office:value-type="float" office:value="0.525918545812" calcext:value-type="float">
            <text:p>0.5259185458</text:p>
          </table:table-cell>
          <table:table-cell office:value-type="float" office:value="42.6829268293" calcext:value-type="float">
            <text:p>42.6829268293</text:p>
          </table:table-cell>
        </table:table-row>
      </table:table>
      <table:table table:name="Experimento Capas" table:style-name="ta1">
        <table:shapes>
          <draw:frame draw:z-index="0" draw:style-name="gr1" draw:text-style-name="P1" svg:width="6.2996in" svg:height="3.5449in" svg:x="0.0756in" svg:y="1.3488in">
            <draw:object draw:notify-on-update-of-ranges="'Experimento Capas'.A2:'Experimento Capas'.A7 'Experimento Capas'.B1:'Experimento Capas'.B1 'Experimento Capas'.B2:'Experimento Capas'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'Experimento Capas'.A2:'Experimento Capas'.A7 'Experimento Capas'.C1:'Experimento Capas'.C1 'Experimento Capas'.C2:'Experimento Capas'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'Experimento Capas'.A2:'Experimento Capas'.A7 'Experimento Capas'.D1:'Experimento Capas'.D1 'Experimento Capas'.D2:'Experimento Capas'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jecución</text:p>
          </table:table-cell>
          <table:table-cell office:value-type="string" calcext:value-type="string">
            <text:p><text:s/>Error Final</text:p>
          </table:table-cell>
          <table:table-cell office:value-type="string" calcext:value-type="string">
            <text:p><text:s/>Error Validación</text:p>
          </table:table-cell>
          <table:table-cell office:value-type="string" calcext:value-type="string">
            <text:p><text:s/>Eficiencia Testing</text:p>
          </table:table-cell>
        </table:table-row>
        <table:table-row table:style-name="ro1">
          <table:table-cell office:value-type="string" calcext:value-type="string">
            <text:p>1 capa</text:p>
          </table:table-cell>
          <table:table-cell office:value-type="float" office:value="0.122373167166" calcext:value-type="float">
            <text:p>0.1223731672</text:p>
          </table:table-cell>
          <table:table-cell office:value-type="float" office:value="0.310024313978" calcext:value-type="float">
            <text:p>0.310024314</text:p>
          </table:table-cell>
          <table:table-cell office:value-type="float" office:value="81.9105691057" calcext:value-type="float">
            <text:p>81.9105691057</text:p>
          </table:table-cell>
        </table:table-row>
        <table:table-row table:style-name="ro1">
          <table:table-cell table:style-name="ce1" office:value-type="string" calcext:value-type="string">
            <text:p>2 capas</text:p>
          </table:table-cell>
          <table:table-cell office:value-type="float" office:value="0.0155848285233" calcext:value-type="float">
            <text:p>0.0155848285</text:p>
          </table:table-cell>
          <table:table-cell office:value-type="float" office:value="0.1502943868" calcext:value-type="float">
            <text:p>0.1502943868</text:p>
          </table:table-cell>
          <table:table-cell office:value-type="float" office:value="92.4796747967" calcext:value-type="float">
            <text:p>92.4796747967</text:p>
          </table:table-cell>
        </table:table-row>
        <table:table-row table:style-name="ro1">
          <table:table-cell office:value-type="string" calcext:value-type="string">
            <text:p>3 capas</text:p>
          </table:table-cell>
          <table:table-cell office:value-type="float" office:value="0.00655018741316" calcext:value-type="float">
            <text:p>0.0065501874</text:p>
          </table:table-cell>
          <table:table-cell office:value-type="float" office:value="0.203580824791" calcext:value-type="float">
            <text:p>0.2035808248</text:p>
          </table:table-cell>
          <table:table-cell office:value-type="float" office:value="90.4471544715" calcext:value-type="float">
            <text:p>90.4471544715</text:p>
          </table:table-cell>
        </table:table-row>
        <table:table-row table:style-name="ro1">
          <table:table-cell office:value-type="string" calcext:value-type="string">
            <text:p>5 capas</text:p>
          </table:table-cell>
          <table:table-cell office:value-type="float" office:value="0.516789875206" calcext:value-type="float">
            <text:p>0.5167898752</text:p>
          </table:table-cell>
          <table:table-cell office:value-type="float" office:value="0.559124425214" calcext:value-type="float">
            <text:p>0.55912442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 capas</text:p>
          </table:table-cell>
          <table:table-cell office:value-type="float" office:value="0.516789873021" calcext:value-type="float">
            <text:p>0.516789873</text:p>
          </table:table-cell>
          <table:table-cell office:value-type="float" office:value="0.559124416536" calcext:value-type="float">
            <text:p>0.55912441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9:43:37.972676817</dc:date>
    <meta:generator>LibreOffice/4.2.8.2$Linux_X86_64 LibreOffice_project/420m0$Build-2</meta:generator>
    <meta:editing-duration>PT2H41M37S</meta:editing-duration>
    <meta:editing-cycles>4</meta:editing-cycles>
    <meta:document-statistic meta:table-count="4" meta:cell-count="18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553cm" svg:y="4.203cm" style:legend-expansion="high" chart:style-name="ch2"/>
        <chart:plot-area chart:style-name="ch3" table:cell-range-address="'Experimento Capas'.A1:'Experimento Capas'.B7" chart:data-source-has-labels="both" svg:x="0.32cm" svg:y="0.18cm" svg:width="12.913cm" svg:height="8.645cm">
          <chartooo:coordinate-region svg:x="1.047cm" svg:y="0.38cm" svg:width="12.186cm" svg:height="7.798cm"/>
          <chart:axis chart:dimension="x" chart:name="primary-x" chart:style-name="ch4" chartooo:axis-type="auto">
            <chartooo:date-scale/>
            <chart:categories table:cell-range-address="'Experimento Capas'.A2:'Experimento Capas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'.B2:'Experimento Capas'.B7" chart:label-cell-address="'Experimento Capas'.B1:'Experimento Capas'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Final</text:p>
                <draw:g>
                  <svg:desc>'Experimento Capas'.B1:'Experimento Capa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'.A2:'Experimento Capas'.A7</svg:desc>
                </draw:g>
              </table:table-cell>
              <table:table-cell office:value-type="float" office:value="0.122373167166">
                <text:p>0.122373167166</text:p>
                <draw:g>
                  <svg:desc>'Experimento Capas'.B2:'Experimento Capas'.B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0155848285233">
                <text:p>0.0155848285233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00655018741316">
                <text:p>0.00655018741316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516789875206">
                <text:p>0.516789875206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0.516789873021">
                <text:p>0.516789873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704cm" svg:y="4.204cm" style:legend-expansion="high" chart:style-name="ch2"/>
        <chart:plot-area chart:style-name="ch3" table:cell-range-address="'Experimento Capas'.A2:'Experimento Capas'.A7 'Experimento Capas'.C1:'Experimento Capas'.C7" chart:data-source-has-labels="both" svg:x="0.319cm" svg:y="0.18cm" svg:width="12.066cm" svg:height="8.646cm">
          <chartooo:coordinate-region svg:x="1.046cm" svg:y="0.38cm" svg:width="11.339cm" svg:height="7.799cm"/>
          <chart:axis chart:dimension="x" chart:name="primary-x" chart:style-name="ch4" chartooo:axis-type="auto">
            <chartooo:date-scale/>
            <chart:categories table:cell-range-address="'Experimento Capas'.A2:'Experimento Capas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'.C2:'Experimento Capas'.C7" chart:label-cell-address="'Experimento Capas'.C1:'Experimento Capas'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rror Validación</text:p>
                <draw:g>
                  <svg:desc>'Experimento Capas'.C1:'Experimento Cap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'.A2:'Experimento Capas'.A7</svg:desc>
                </draw:g>
              </table:table-cell>
              <table:table-cell office:value-type="float" office:value="0.310024313978">
                <text:p>0.310024313978</text:p>
                <draw:g>
                  <svg:desc>'Experimento Capas'.C2:'Experimento Capas'.C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0.1502943868">
                <text:p>0.1502943868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0.203580824791">
                <text:p>0.203580824791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0.559124425214">
                <text:p>0.559124425214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0.559124416536">
                <text:p>0.55912441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468cm" svg:y="4.204cm" style:legend-expansion="high" chart:style-name="ch2"/>
        <chart:plot-area chart:style-name="ch3" table:cell-range-address="'Experimento Capas'.A2:'Experimento Capas'.A7 'Experimento Capas'.D1:'Experimento Capas'.D7" chart:data-source-has-labels="both" svg:x="0.32cm" svg:y="0.18cm" svg:width="11.828cm" svg:height="8.646cm">
          <chartooo:coordinate-region svg:x="1.127cm" svg:y="0.379cm" svg:width="11.021cm" svg:height="7.8cm"/>
          <chart:axis chart:dimension="x" chart:name="primary-x" chart:style-name="ch4" chartooo:axis-type="auto">
            <chartooo:date-scale/>
            <chart:categories table:cell-range-address="'Experimento Capas'.A2:'Experimento Capas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Capas'.D2:'Experimento Capas'.D7" chart:label-cell-address="'Experimento Capas'.D1:'Experimento Capas'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ficiencia Testing</text:p>
                <draw:g>
                  <svg:desc>'Experimento Capas'.D1:'Experimento Capa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apa</text:p>
                <draw:g>
                  <svg:desc>'Experimento Capas'.A2:'Experimento Capas'.A7</svg:desc>
                </draw:g>
              </table:table-cell>
              <table:table-cell office:value-type="float" office:value="81.9105691057">
                <text:p>81.9105691057</text:p>
                <draw:g>
                  <svg:desc>'Experimento Capas'.D2:'Experimento Capas'.D7</svg:desc>
                </draw:g>
              </table:table-cell>
            </table:table-row>
            <table:table-row>
              <table:table-cell office:value-type="string">
                <text:p>2 capas</text:p>
              </table:table-cell>
              <table:table-cell office:value-type="float" office:value="92.4796747967">
                <text:p>92.4796747967</text:p>
              </table:table-cell>
            </table:table-row>
            <table:table-row>
              <table:table-cell office:value-type="string">
                <text:p>3 capas</text:p>
              </table:table-cell>
              <table:table-cell office:value-type="float" office:value="90.4471544715">
                <text:p>90.4471544715</text:p>
              </table:table-cell>
            </table:table-row>
            <table:table-row>
              <table:table-cell office:value-type="string">
                <text:p>5 cap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 cap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23cm" svg:height="10.095cm" xlink:href=".." xlink:type="simple" chart:class="chart:bar" chart:style-name="ch1">
        <chart:legend chart:legend-position="end" svg:x="19.78cm" svg:y="4.748cm" style:legend-expansion="high" chart:style-name="ch2"/>
        <chart:plot-area chart:style-name="ch3" table:cell-range-address="'Experimento Distribucion'.A1:'Experimento Distribucion'.B13" chart:data-source-has-labels="both" svg:x="0.442cm" svg:y="0.201cm" svg:width="18.896cm" svg:height="9.693cm">
          <chartooo:coordinate-region svg:x="1.169cm" svg:y="0.4cm" svg:width="18.169cm" svg:height="8.847cm"/>
          <chart:axis chart:dimension="x" chart:name="primary-x" chart:style-name="ch4" chartooo:axis-type="auto">
            <chartooo:date-scale/>
            <chart:categories table:cell-range-address="'Experimento Distribucion'.A2:'Experimento Distribucion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'.B2:'Experimento Distribucion'.B13" chart:label-cell-address="'Experimento Distribucion'.B1:'Experimento Distribucion'.B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Final</text:p>
                <draw:g>
                  <svg:desc>'Experimento Distribucion'.B1:'Experimento Distribucio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 DU</text:p>
                <draw:g>
                  <svg:desc>'Experimento Distribucion'.A2:'Experimento Distribucion'.A13</svg:desc>
                </draw:g>
              </table:table-cell>
              <table:table-cell office:value-type="float" office:value="0.022420930569">
                <text:p>0.022420930569</text:p>
                <draw:g>
                  <svg:desc>'Experimento Distribucion'.B2:'Experimento Distribucion'.B13</svg:desc>
                </draw:g>
              </table:table-cell>
            </table:table-row>
            <table:table-row>
              <table:table-cell office:value-type="string">
                <text:p>B1 DN</text:p>
              </table:table-cell>
              <table:table-cell office:value-type="float" office:value="0.0065738927697">
                <text:p>0.0065738927697</text:p>
              </table:table-cell>
            </table:table-row>
            <table:table-row>
              <table:table-cell office:value-type="string">
                <text:p>B5 DU</text:p>
              </table:table-cell>
              <table:table-cell office:value-type="float" office:value="0.090080312579">
                <text:p>0.090080312579</text:p>
              </table:table-cell>
            </table:table-row>
            <table:table-row>
              <table:table-cell office:value-type="string">
                <text:p>B5 DN</text:p>
              </table:table-cell>
              <table:table-cell office:value-type="float" office:value="0.142591995934">
                <text:p>0.142591995934</text:p>
              </table:table-cell>
            </table:table-row>
            <table:table-row>
              <table:table-cell office:value-type="string">
                <text:p>B10 DU</text:p>
              </table:table-cell>
              <table:table-cell office:value-type="float" office:value="0.106087726408">
                <text:p>0.106087726408</text:p>
              </table:table-cell>
            </table:table-row>
            <table:table-row>
              <table:table-cell office:value-type="string">
                <text:p>B10 DN</text:p>
              </table:table-cell>
              <table:table-cell office:value-type="float" office:value="0.151649496971">
                <text:p>0.151649496971</text:p>
              </table:table-cell>
            </table:table-row>
            <table:table-row>
              <table:table-cell office:value-type="string">
                <text:p>B100 DU</text:p>
              </table:table-cell>
              <table:table-cell office:value-type="float" office:value="0.772925883798">
                <text:p>0.772925883798</text:p>
              </table:table-cell>
            </table:table-row>
            <table:table-row>
              <table:table-cell office:value-type="string">
                <text:p>B100 DN</text:p>
              </table:table-cell>
              <table:table-cell office:value-type="float" office:value="0.493177229299">
                <text:p>0.493177229299</text:p>
              </table:table-cell>
            </table:table-row>
            <table:table-row>
              <table:table-cell office:value-type="string">
                <text:p>BM DU</text:p>
              </table:table-cell>
              <table:table-cell office:value-type="float" office:value="0.872258001312">
                <text:p>0.872258001312</text:p>
              </table:table-cell>
            </table:table-row>
            <table:table-row>
              <table:table-cell office:value-type="string">
                <text:p>BM DN</text:p>
              </table:table-cell>
              <table:table-cell office:value-type="float" office:value="0.489844001915">
                <text:p>0.489844001915</text:p>
              </table:table-cell>
            </table:table-row>
            <table:table-row>
              <table:table-cell office:value-type="string">
                <text:p>BE DU</text:p>
              </table:table-cell>
              <table:table-cell office:value-type="float" office:value="0.92099627289">
                <text:p>0.92099627289</text:p>
              </table:table-cell>
            </table:table-row>
            <table:table-row>
              <table:table-cell office:value-type="string">
                <text:p>BE DN</text:p>
              </table:table-cell>
              <table:table-cell office:value-type="float" office:value="0.491955399953">
                <text:p>0.4919553999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8.797cm" svg:y="3.955cm" style:legend-expansion="high" chart:style-name="ch2"/>
        <chart:plot-area chart:style-name="ch3" table:cell-range-address="'Experimento Distribucion'.A1:'Experimento Distribucion'.C13" chart:data-source-has-labels="both" svg:x="0.439cm" svg:y="0.18cm" svg:width="17.919cm" svg:height="8.646cm">
          <chartooo:coordinate-region svg:x="1.166cm" svg:y="0.38cm" svg:width="17.192cm" svg:height="7.799cm"/>
          <chart:axis chart:dimension="x" chart:name="primary-x" chart:style-name="ch4" chartooo:axis-type="auto">
            <chartooo:date-scale/>
            <chart:categories table:cell-range-address="'Experimento Distribucion'.A2:'Experimento Distribucion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'.B2:'Experimento Distribucion'.B13" chart:label-cell-address="'Experimento Distribucion'.B1:'Experimento Distribucion'.B1" chart:class="chart:bar">
            <chart:data-point chart:repeated="12"/>
          </chart:series>
          <chart:series chart:style-name="ch8" chart:values-cell-range-address="'Experimento Distribucion'.C2:'Experimento Distribucion'.C13" chart:label-cell-address="'Experimento Distribucion'.C1:'Experimento Distribucion'.C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Final</text:p>
                <draw:g>
                  <svg:desc>'Experimento Distribucion'.B1:'Experimento Distribucion'.B1</svg:desc>
                </draw:g>
              </table:table-cell>
              <table:table-cell office:value-type="string">
                <text:p>Error Validacion</text:p>
                <draw:g>
                  <svg:desc>'Experimento Distribucion'.C1:'Experimento Distribuci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 DU</text:p>
                <draw:g>
                  <svg:desc>'Experimento Distribucion'.A2:'Experimento Distribucion'.A13</svg:desc>
                </draw:g>
              </table:table-cell>
              <table:table-cell office:value-type="float" office:value="0.022420930569">
                <text:p>0.022420930569</text:p>
                <draw:g>
                  <svg:desc>'Experimento Distribucion'.B2:'Experimento Distribucion'.B13</svg:desc>
                </draw:g>
              </table:table-cell>
              <table:table-cell office:value-type="float" office:value="0.226370344146">
                <text:p>0.226370344146</text:p>
                <draw:g>
                  <svg:desc>'Experimento Distribucion'.C2:'Experimento Distribucion'.C13</svg:desc>
                </draw:g>
              </table:table-cell>
            </table:table-row>
            <table:table-row>
              <table:table-cell office:value-type="string">
                <text:p>B1 DN</text:p>
              </table:table-cell>
              <table:table-cell office:value-type="float" office:value="0.0065738927697">
                <text:p>0.0065738927697</text:p>
              </table:table-cell>
              <table:table-cell office:value-type="float" office:value="0.261993939019">
                <text:p>0.261993939019</text:p>
              </table:table-cell>
            </table:table-row>
            <table:table-row>
              <table:table-cell office:value-type="string">
                <text:p>B5 DU</text:p>
              </table:table-cell>
              <table:table-cell office:value-type="float" office:value="0.090080312579">
                <text:p>0.090080312579</text:p>
              </table:table-cell>
              <table:table-cell office:value-type="float" office:value="0.296412168995">
                <text:p>0.296412168995</text:p>
              </table:table-cell>
            </table:table-row>
            <table:table-row>
              <table:table-cell office:value-type="string">
                <text:p>B5 DN</text:p>
              </table:table-cell>
              <table:table-cell office:value-type="float" office:value="0.142591995934">
                <text:p>0.142591995934</text:p>
              </table:table-cell>
              <table:table-cell office:value-type="float" office:value="0.34967335242">
                <text:p>0.34967335242</text:p>
              </table:table-cell>
            </table:table-row>
            <table:table-row>
              <table:table-cell office:value-type="string">
                <text:p>B10 DU</text:p>
              </table:table-cell>
              <table:table-cell office:value-type="float" office:value="0.106087726408">
                <text:p>0.106087726408</text:p>
              </table:table-cell>
              <table:table-cell office:value-type="float" office:value="0.249164519459">
                <text:p>0.249164519459</text:p>
              </table:table-cell>
            </table:table-row>
            <table:table-row>
              <table:table-cell office:value-type="string">
                <text:p>B10 DN</text:p>
              </table:table-cell>
              <table:table-cell office:value-type="float" office:value="0.151649496971">
                <text:p>0.151649496971</text:p>
              </table:table-cell>
              <table:table-cell office:value-type="float" office:value="0.32714245743">
                <text:p>0.32714245743</text:p>
              </table:table-cell>
            </table:table-row>
            <table:table-row>
              <table:table-cell office:value-type="string">
                <text:p>B100 DU</text:p>
              </table:table-cell>
              <table:table-cell office:value-type="float" office:value="0.772925883798">
                <text:p>0.772925883798</text:p>
              </table:table-cell>
              <table:table-cell office:value-type="float" office:value="0.932185749558">
                <text:p>0.932185749558</text:p>
              </table:table-cell>
            </table:table-row>
            <table:table-row>
              <table:table-cell office:value-type="string">
                <text:p>B100 DN</text:p>
              </table:table-cell>
              <table:table-cell office:value-type="float" office:value="0.493177229299">
                <text:p>0.493177229299</text:p>
              </table:table-cell>
              <table:table-cell office:value-type="float" office:value="0.541052210394">
                <text:p>0.541052210394</text:p>
              </table:table-cell>
            </table:table-row>
            <table:table-row>
              <table:table-cell office:value-type="string">
                <text:p>BM DU</text:p>
              </table:table-cell>
              <table:table-cell office:value-type="float" office:value="0.872258001312">
                <text:p>0.872258001312</text:p>
              </table:table-cell>
              <table:table-cell office:value-type="float" office:value="1.03949085745">
                <text:p>1.03949085745</text:p>
              </table:table-cell>
            </table:table-row>
            <table:table-row>
              <table:table-cell office:value-type="string">
                <text:p>BM DN</text:p>
              </table:table-cell>
              <table:table-cell office:value-type="float" office:value="0.489844001915">
                <text:p>0.489844001915</text:p>
              </table:table-cell>
              <table:table-cell office:value-type="float" office:value="0.525203729052">
                <text:p>0.525203729052</text:p>
              </table:table-cell>
            </table:table-row>
            <table:table-row>
              <table:table-cell office:value-type="string">
                <text:p>BE DU</text:p>
              </table:table-cell>
              <table:table-cell office:value-type="float" office:value="0.92099627289">
                <text:p>0.92099627289</text:p>
              </table:table-cell>
              <table:table-cell office:value-type="float" office:value="1.03705894774">
                <text:p>1.03705894774</text:p>
              </table:table-cell>
            </table:table-row>
            <table:table-row>
              <table:table-cell office:value-type="string">
                <text:p>BE DN</text:p>
              </table:table-cell>
              <table:table-cell office:value-type="float" office:value="0.491955399953">
                <text:p>0.491955399953</text:p>
              </table:table-cell>
              <table:table-cell office:value-type="float" office:value="0.525918545812">
                <text:p>0.5259185458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5cm" svg:height="9.006cm" xlink:href=".." xlink:type="simple" chart:class="chart:bar" chart:style-name="ch1">
        <chart:legend chart:legend-position="end" svg:x="18.511cm" svg:y="4.204cm" style:legend-expansion="high" chart:style-name="ch2"/>
        <chart:plot-area chart:style-name="ch3" table:cell-range-address="'Experimento Distribucion'.A2:'Experimento Distribucion'.A13 'Experimento Distribucion'.D1:'Experimento Distribucion'.D13" chart:data-source-has-labels="both" svg:x="0.443cm" svg:y="0.18cm" svg:width="17.625cm" svg:height="8.646cm">
          <chartooo:coordinate-region svg:x="1.25cm" svg:y="0.379cm" svg:width="16.818cm" svg:height="7.8cm"/>
          <chart:axis chart:dimension="x" chart:name="primary-x" chart:style-name="ch4" chartooo:axis-type="auto">
            <chartooo:date-scale/>
            <chart:categories table:cell-range-address="'Experimento Distribucion'.A2:'Experimento Distribucion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'.D2:'Experimento Distribucion'.D13" chart:label-cell-address="'Experimento Distribucion'.D1:'Experimento Distribucion'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idad Testing</text:p>
                <draw:g>
                  <svg:desc>'Experimento Distribucion'.D1:'Experimento Distribuc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 DU</text:p>
                <draw:g>
                  <svg:desc>'Experimento Distribucion'.A2:'Experimento Distribucion'.A13</svg:desc>
                </draw:g>
              </table:table-cell>
              <table:table-cell office:value-type="float" office:value="90.7317073171">
                <text:p>90.7317073171</text:p>
                <draw:g>
                  <svg:desc>'Experimento Distribucion'.D2:'Experimento Distribucion'.D13</svg:desc>
                </draw:g>
              </table:table-cell>
            </table:table-row>
            <table:table-row>
              <table:table-cell office:value-type="string">
                <text:p>B1 DN</text:p>
              </table:table-cell>
              <table:table-cell office:value-type="float" office:value="91.7073170732">
                <text:p>91.7073170732</text:p>
              </table:table-cell>
            </table:table-row>
            <table:table-row>
              <table:table-cell office:value-type="string">
                <text:p>B5 DU</text:p>
              </table:table-cell>
              <table:table-cell office:value-type="float" office:value="85.3658536585">
                <text:p>85.3658536585</text:p>
              </table:table-cell>
            </table:table-row>
            <table:table-row>
              <table:table-cell office:value-type="string">
                <text:p>B5 DN</text:p>
              </table:table-cell>
              <table:table-cell office:value-type="float" office:value="81.7073170732">
                <text:p>81.7073170732</text:p>
              </table:table-cell>
            </table:table-row>
            <table:table-row>
              <table:table-cell office:value-type="string">
                <text:p>B10 DU</text:p>
              </table:table-cell>
              <table:table-cell office:value-type="float" office:value="84.3902439024">
                <text:p>84.3902439024</text:p>
              </table:table-cell>
            </table:table-row>
            <table:table-row>
              <table:table-cell office:value-type="string">
                <text:p>B10 DN</text:p>
              </table:table-cell>
              <table:table-cell office:value-type="float" office:value="79.0243902439">
                <text:p>79.0243902439</text:p>
              </table:table-cell>
            </table:table-row>
            <table:table-row>
              <table:table-cell office:value-type="string">
                <text:p>B100 DU</text:p>
              </table:table-cell>
              <table:table-cell office:value-type="float" office:value="49.512195122">
                <text:p>49.512195122</text:p>
              </table:table-cell>
            </table:table-row>
            <table:table-row>
              <table:table-cell office:value-type="string">
                <text:p>B100 DN</text:p>
              </table:table-cell>
              <table:table-cell office:value-type="float" office:value="42.6829268293">
                <text:p>42.6829268293</text:p>
              </table:table-cell>
            </table:table-row>
            <table:table-row>
              <table:table-cell office:value-type="string">
                <text:p>BM DU</text:p>
              </table:table-cell>
              <table:table-cell office:value-type="float" office:value="52.4390243902">
                <text:p>52.4390243902</text:p>
              </table:table-cell>
            </table:table-row>
            <table:table-row>
              <table:table-cell office:value-type="string">
                <text:p>BM DN</text:p>
              </table:table-cell>
              <table:table-cell office:value-type="float" office:value="43.4146341463">
                <text:p>43.4146341463</text:p>
              </table:table-cell>
            </table:table-row>
            <table:table-row>
              <table:table-cell office:value-type="string">
                <text:p>BE DU</text:p>
              </table:table-cell>
              <table:table-cell office:value-type="float" office:value="50.9756097561">
                <text:p>50.9756097561</text:p>
              </table:table-cell>
            </table:table-row>
            <table:table-row>
              <table:table-cell office:value-type="string">
                <text:p>BE DN</text:p>
              </table:table-cell>
              <table:table-cell office:value-type="float" office:value="42.6829268293">
                <text:p>42.68292682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style-name="ch1">
        <chart:legend chart:legend-position="end" svg:x="19.829cm" svg:y="3.955cm" style:legend-expansion="high" chart:style-name="ch2"/>
        <chart:plot-area chart:style-name="ch3" table:cell-range-address="'Experimento Distribucion Alt'.G1:'Experimento Distribucion Alt'.I7" chart:data-source-has-labels="both" svg:x="0.439cm" svg:y="0.18cm" svg:width="18.951cm" svg:height="8.646cm">
          <chartooo:coordinate-region svg:x="1.166cm" svg:y="0.379cm" svg:width="18.224cm" svg:height="7.8cm"/>
          <chart:axis chart:dimension="x" chart:name="primary-x" chart:style-name="ch4" chartooo:axis-type="auto">
            <chartooo:date-scale/>
            <chart:categories table:cell-range-address="'Experimento Distribucion Alt'.G2:'Experimento Distribucion Alt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Alt'.H2:'Experimento Distribucion Alt'.H7" chart:label-cell-address="'Experimento Distribucion Alt'.H1:'Experimento Distribucion Alt'.H1" chart:class="chart:bar">
            <chart:data-point chart:repeated="6"/>
          </chart:series>
          <chart:series chart:style-name="ch8" chart:values-cell-range-address="'Experimento Distribucion Alt'.I2:'Experimento Distribucion Alt'.I7" chart:label-cell-address="'Experimento Distribucion Alt'.I1:'Experimento Distribucion Alt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Alt'.H1:'Experimento Distribucion Alt'.H1</svg:desc>
                </draw:g>
              </table:table-cell>
              <table:table-cell office:value-type="string">
                <text:p>Normal</text:p>
                <draw:g>
                  <svg:desc>'Experimento Distribucion Alt'.I1:'Experimento Distribucion Al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Alt'.G2:'Experimento Distribucion Alt'.G7</svg:desc>
                </draw:g>
              </table:table-cell>
              <table:table-cell office:value-type="float" office:value="0.0224209306">
                <text:p>0.0224209306</text:p>
                <draw:g>
                  <svg:desc>'Experimento Distribucion Alt'.H2:'Experimento Distribucion Alt'.H7</svg:desc>
                </draw:g>
              </table:table-cell>
              <table:table-cell office:value-type="float" office:value="0.0065738928">
                <text:p>0.0065738928</text:p>
                <draw:g>
                  <svg:desc>'Experimento Distribucion Alt'.I2:'Experimento Distribucion Alt'.I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0900803126">
                <text:p>0.0900803126</text:p>
              </table:table-cell>
              <table:table-cell office:value-type="float" office:value="0.1425919959">
                <text:p>0.1425919959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1060877264">
                <text:p>0.1060877264</text:p>
              </table:table-cell>
              <table:table-cell office:value-type="float" office:value="0.151649497">
                <text:p>0.151649497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7729258838">
                <text:p>0.7729258838</text:p>
              </table:table-cell>
              <table:table-cell office:value-type="float" office:value="0.4931772293">
                <text:p>0.4931772293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0.8722580013">
                <text:p>0.8722580013</text:p>
              </table:table-cell>
              <table:table-cell office:value-type="float" office:value="0.4898440019">
                <text:p>0.4898440019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0.92099627289">
                <text:p>0.92099627289</text:p>
              </table:table-cell>
              <table:table-cell office:value-type="float" office:value="0.491955399953">
                <text:p>0.4919553999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aw:opacity="80%" draw:opacity-name="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aw:opacity="80%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column-mapping="0" chart:style-name="ch1">
        <chart:legend chart:legend-position="end" svg:x="19.829cm" svg:y="3.955cm" style:legend-expansion="high" chart:style-name="ch2"/>
        <chart:plot-area chart:style-name="ch3" table:cell-range-address="'Experimento Distribucion Alt'.G2:'Experimento Distribucion Alt'.G7 'Experimento Distribucion Alt'.H1:'Experimento Distribucion Alt'.I1 'Experimento Distribucion Alt'.L2:'Experimento Distribucion Alt'.M7" chart:data-source-has-labels="both" svg:x="0.439cm" svg:y="0.18cm" svg:width="18.951cm" svg:height="8.646cm">
          <chartooo:coordinate-region svg:x="1.166cm" svg:y="0.38cm" svg:width="18.224cm" svg:height="7.799cm"/>
          <chart:axis chart:dimension="x" chart:name="primary-x" chart:style-name="ch4" chartooo:axis-type="auto">
            <chartooo:date-scale/>
            <chart:categories table:cell-range-address="'Experimento Distribucion Alt'.G2:'Experimento Distribucion Alt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Alt'.L2:'Experimento Distribucion Alt'.L7" chart:label-cell-address="'Experimento Distribucion Alt'.H1:'Experimento Distribucion Alt'.H1" chart:class="chart:bar">
            <chart:data-point chart:repeated="6"/>
          </chart:series>
          <chart:series chart:style-name="ch8" chart:values-cell-range-address="'Experimento Distribucion Alt'.M2:'Experimento Distribucion Alt'.M7" chart:label-cell-address="'Experimento Distribucion Alt'.I1:'Experimento Distribucion Alt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Alt'.H1:'Experimento Distribucion Alt'.H1</svg:desc>
                </draw:g>
              </table:table-cell>
              <table:table-cell office:value-type="string">
                <text:p>Normal</text:p>
                <draw:g>
                  <svg:desc>'Experimento Distribucion Alt'.I1:'Experimento Distribucion Al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Alt'.G2:'Experimento Distribucion Alt'.G7</svg:desc>
                </draw:g>
              </table:table-cell>
              <table:table-cell office:value-type="float" office:value="0.226370344146">
                <text:p>0.226370344146</text:p>
                <draw:g>
                  <svg:desc>'Experimento Distribucion Alt'.L2:'Experimento Distribucion Alt'.L7</svg:desc>
                </draw:g>
              </table:table-cell>
              <table:table-cell office:value-type="float" office:value="0.261993939019">
                <text:p>0.261993939019</text:p>
                <draw:g>
                  <svg:desc>'Experimento Distribucion Alt'.M2:'Experimento Distribucion Alt'.M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0.296412168995">
                <text:p>0.296412168995</text:p>
              </table:table-cell>
              <table:table-cell office:value-type="float" office:value="0.34967335242">
                <text:p>0.3496733524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0.249164519459">
                <text:p>0.249164519459</text:p>
              </table:table-cell>
              <table:table-cell office:value-type="float" office:value="0.32714245743">
                <text:p>0.32714245743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0.932185749558">
                <text:p>0.932185749558</text:p>
              </table:table-cell>
              <table:table-cell office:value-type="float" office:value="0.541052210394">
                <text:p>0.541052210394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1.03949085745">
                <text:p>1.03949085745</text:p>
              </table:table-cell>
              <table:table-cell office:value-type="float" office:value="0.525203729052">
                <text:p>0.525203729052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1.03705894774">
                <text:p>1.03705894774</text:p>
              </table:table-cell>
              <table:table-cell office:value-type="float" office:value="0.525918545812">
                <text:p>0.5259185458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-dash="Fine_20_Dotted" svg:stroke-color="#ffffff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d4814" draw:opacity-name="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6cm" svg:height="9.006cm" xlink:href=".." xlink:type="simple" chart:class="chart:bar" chart:column-mapping="0" chart:style-name="ch1">
        <chart:legend chart:legend-position="end" svg:x="19.829cm" svg:y="3.955cm" style:legend-expansion="high" chart:style-name="ch2"/>
        <chart:plot-area chart:style-name="ch3" table:cell-range-address="'Experimento Distribucion Alt'.G2:'Experimento Distribucion Alt'.G7 'Experimento Distribucion Alt'.H1:'Experimento Distribucion Alt'.I1 'Experimento Distribucion Alt'.P2:'Experimento Distribucion Alt'.Q7" chart:data-source-has-labels="both" svg:x="0.439cm" svg:y="0.18cm" svg:width="18.951cm" svg:height="8.646cm">
          <chartooo:coordinate-region svg:x="1.246cm" svg:y="0.379cm" svg:width="18.144cm" svg:height="7.8cm"/>
          <chart:axis chart:dimension="x" chart:name="primary-x" chart:style-name="ch4" chartooo:axis-type="auto">
            <chartooo:date-scale/>
            <chart:categories table:cell-range-address="'Experimento Distribucion Alt'.G2:'Experimento Distribucion Alt'.G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perimento Distribucion Alt'.P2:'Experimento Distribucion Alt'.P7" chart:label-cell-address="'Experimento Distribucion Alt'.H1:'Experimento Distribucion Alt'.H1" chart:class="chart:bar">
            <chart:data-point chart:repeated="6"/>
          </chart:series>
          <chart:series chart:style-name="ch8" chart:values-cell-range-address="'Experimento Distribucion Alt'.Q2:'Experimento Distribucion Alt'.Q7" chart:label-cell-address="'Experimento Distribucion Alt'.I1:'Experimento Distribucion Alt'.I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e</text:p>
                <draw:g>
                  <svg:desc>'Experimento Distribucion Alt'.H1:'Experimento Distribucion Alt'.H1</svg:desc>
                </draw:g>
              </table:table-cell>
              <table:table-cell office:value-type="string">
                <text:p>Normal</text:p>
                <draw:g>
                  <svg:desc>'Experimento Distribucion Alt'.I1:'Experimento Distribucion Al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1</text:p>
                <draw:g>
                  <svg:desc>'Experimento Distribucion Alt'.G2:'Experimento Distribucion Alt'.G7</svg:desc>
                </draw:g>
              </table:table-cell>
              <table:table-cell office:value-type="float" office:value="90.7317073171">
                <text:p>90.7317073171</text:p>
                <draw:g>
                  <svg:desc>'Experimento Distribucion Alt'.P2:'Experimento Distribucion Alt'.P7</svg:desc>
                </draw:g>
              </table:table-cell>
              <table:table-cell office:value-type="float" office:value="91.7073170732">
                <text:p>91.7073170732</text:p>
                <draw:g>
                  <svg:desc>'Experimento Distribucion Alt'.Q2:'Experimento Distribucion Alt'.Q7</svg:desc>
                </draw:g>
              </table:table-cell>
            </table:table-row>
            <table:table-row>
              <table:table-cell office:value-type="string">
                <text:p>B5</text:p>
              </table:table-cell>
              <table:table-cell office:value-type="float" office:value="85.3658536585">
                <text:p>85.3658536585</text:p>
              </table:table-cell>
              <table:table-cell office:value-type="float" office:value="81.7073170732">
                <text:p>81.7073170732</text:p>
              </table:table-cell>
            </table:table-row>
            <table:table-row>
              <table:table-cell office:value-type="string">
                <text:p>B10</text:p>
              </table:table-cell>
              <table:table-cell office:value-type="float" office:value="84.3902439024">
                <text:p>84.3902439024</text:p>
              </table:table-cell>
              <table:table-cell office:value-type="float" office:value="79.0243902439">
                <text:p>79.0243902439</text:p>
              </table:table-cell>
            </table:table-row>
            <table:table-row>
              <table:table-cell office:value-type="string">
                <text:p>B100</text:p>
              </table:table-cell>
              <table:table-cell office:value-type="float" office:value="49.512195122">
                <text:p>49.512195122</text:p>
              </table:table-cell>
              <table:table-cell office:value-type="float" office:value="42.6829268293">
                <text:p>42.6829268293</text:p>
              </table:table-cell>
            </table:table-row>
            <table:table-row>
              <table:table-cell office:value-type="string">
                <text:p>B Mitad</text:p>
              </table:table-cell>
              <table:table-cell office:value-type="float" office:value="52.4390243902">
                <text:p>52.4390243902</text:p>
              </table:table-cell>
              <table:table-cell office:value-type="float" office:value="43.4146341463">
                <text:p>43.4146341463</text:p>
              </table:table-cell>
            </table:table-row>
            <table:table-row>
              <table:table-cell office:value-type="string">
                <text:p>B Entero</text:p>
              </table:table-cell>
              <table:table-cell office:value-type="float" office:value="50.9756097561">
                <text:p>50.9756097561</text:p>
              </table:table-cell>
              <table:table-cell office:value-type="float" office:value="42.6829268293">
                <text:p>42.68292682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ectangular" draw:cx="50%" draw:cy="50%" draw:start="100%" draw:end="0%" draw:angle="0" draw:border="0%"/>
    <draw:opacity draw:name="ChartTransparencyGradient_20_3" draw:display-name="ChartTransparencyGradient 3" draw:style="linear" draw:start="100%" draw:end="75%" draw:angle="0" draw:border="0%"/>
    <draw:opacity draw:name="ChartTransparencyGradient_20_4" draw:display-name="ChartTransparencyGradient 4" draw:style="linear" draw:start="100%" draw:end="30%" draw:angle="0" draw:border="0%"/>
    <draw:stroke-dash draw:name="Fine_20_Dotted" draw:display-name="Fine Dotted" draw:style="rect" draw:dots1="1" draw:distance="0.457cm"/>
  </office:styles>
</office:document-styles>
</file>